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8.2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rozessor:</text:p>
          </table:table-cell>
          <table:table-cell office:value-type="string">
            <text:p>Intel Celeron D 346 (3,06 GHz, Launch date: 2004)</text:p>
          </table:table-cell>
        </table:table-row>
        <table:table-row table:style-name="ro2">
          <table:table-cell office:value-type="string">
            <text:p>Arbeitsspeicher:</text:p>
          </table:table-cell>
          <table:table-cell office:value-type="string">
            <text:p>2GB DDR</text:p>
          </table:table-cell>
        </table:table-row>
        <table:table-row table:style-name="ro1">
          <table:table-cell office:value-type="string">
            <text:p>Betriebssystem:</text:p>
          </table:table-cell>
          <table:table-cell office:value-type="string">
            <text:p>64 bit Linux</text:p>
          </table:table-cell>
        </table:table-row>
        <table:table-row table:style-name="ro2">
          <table:table-cell office:value-type="string">
            <text:p>Datenbank</text:p>
          </table:table-cell>
          <table:table-cell office:value-type="string">
            <text:p>PostgreSQL 9.3.2</text:p>
          </table:table-cell>
        </table:table-row>
        <table:table-row table:style-name="ro2">
          <table:table-cell office:value-type="string">
            <text:p>Web-Server</text:p>
          </table:table-cell>
          <table:table-cell office:value-type="string">
            <text:p>Apache 2.4.6 / PHP 5.4.6</text:p>
          </table:table-cell>
        </table:table-row>
      </table:table>
      <table:table table:name="1,1" table:style-name="ta1">
        <table:table-column table:style-name="co4" table:number-columns-repeated="4" table:default-cell-style-name="Default"/>
        <table:table-row table:style-name="ro1">
          <table:table-cell office:value-type="string">
            <text:p>Abfrage</text:p>
          </table:table-cell>
          <table:table-cell office:value-type="string">
            <text:p>#Requests</text:p>
          </table:table-cell>
          <table:table-cell table:style-name="ce2" office:value-type="string">
            <text:p>%Requests</text:p>
          </table:table-cell>
          <table:table-cell office:value-type="string">
            <text:p>Ziel-%</text:p>
          </table:table-cell>
        </table:table-row>
        <table:table-row table:style-name="ro3">
          <table:table-cell office:value-type="string">
            <text:p>Q1</text:p>
          </table:table-cell>
          <table:table-cell office:value-type="float" office:value="167">
            <text:p>167</text:p>
          </table:table-cell>
          <table:table-cell table:style-name="ce2" table:formula="of:=100*[.B2]/[.B8]" office:value-type="float" office:value="24.2732558139535">
            <text:p>24,27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Q2</text:p>
          </table:table-cell>
          <table:table-cell office:value-type="float" office:value="72">
            <text:p>72</text:p>
          </table:table-cell>
          <table:table-cell table:style-name="ce2" table:formula="of:=100*[.B3]/[.B8]" office:value-type="float" office:value="10.4651162790698">
            <text:p>10,47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3</text:p>
          </table:table-cell>
          <table:table-cell office:value-type="float" office:value="187">
            <text:p>187</text:p>
          </table:table-cell>
          <table:table-cell table:style-name="ce2" table:formula="of:=100*[.B4]/[.B8]" office:value-type="float" office:value="27.1802325581395">
            <text:p>27,18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Q4</text:p>
          </table:table-cell>
          <table:table-cell office:value-type="float" office:value="56">
            <text:p>56</text:p>
          </table:table-cell>
          <table:table-cell table:style-name="ce2" table:formula="of:=100*[.B5]/[.B8]" office:value-type="float" office:value="8.13953488372093">
            <text:p>8,14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5</text:p>
          </table:table-cell>
          <table:table-cell office:value-type="float" office:value="72">
            <text:p>72</text:p>
          </table:table-cell>
          <table:table-cell table:style-name="ce2" table:formula="of:=100*[.B6]/[.B8]" office:value-type="float" office:value="10.4651162790698">
            <text:p>10,47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6</text:p>
          </table:table-cell>
          <table:table-cell office:value-type="float" office:value="134">
            <text:p>134</text:p>
          </table:table-cell>
          <table:table-cell table:style-name="ce2" table:formula="of:=100*[.B7]/[.B8]" office:value-type="float" office:value="19.4767441860465">
            <text:p>19,48</text:p>
          </table:table-cell>
          <table:table-cell office:value-type="float" office:value="20">
            <text:p>20</text:p>
          </table:table-cell>
        </table:table-row>
        <table:table-row table:style-name="ro3">
          <table:table-cell/>
          <table:table-cell table:formula="of:=SUM([.B2:.B7])" office:value-type="float" office:value="688">
            <text:p>688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vg. Respone Time:</text:p>
          </table:table-cell>
          <table:covered-table-cell/>
          <table:table-cell table:style-name="ce3" office:value-type="string">
            <text:p>314 ms</text:p>
          </table:table-cell>
          <table:table-cell/>
        </table:table-row>
        <table:table-row table:style-name="ro3" table:number-rows-repeated="104856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2,1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>
            <text:p>Abfrage</text:p>
          </table:table-cell>
          <table:table-cell office:value-type="string">
            <text:p>#Requests</text:p>
          </table:table-cell>
          <table:table-cell office:value-type="string">
            <text:p>%Requests</text:p>
          </table:table-cell>
          <table:table-cell office:value-type="string">
            <text:p>Ziel-%</text:p>
          </table:table-cell>
        </table:table-row>
        <table:table-row table:style-name="ro3">
          <table:table-cell office:value-type="string">
            <text:p>Q1</text:p>
          </table:table-cell>
          <table:table-cell office:value-type="float" office:value="348">
            <text:p>348</text:p>
          </table:table-cell>
          <table:table-cell table:formula="of:=100*[.B2]/[.B8]" office:value-type="float" office:value="26.1457550713749">
            <text:p>26,15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Q2</text:p>
          </table:table-cell>
          <table:table-cell office:value-type="float" office:value="126">
            <text:p>126</text:p>
          </table:table-cell>
          <table:table-cell table:formula="of:=100*[.B3]/[.B8]" office:value-type="float" office:value="9.46656649135988">
            <text:p>9,47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3</text:p>
          </table:table-cell>
          <table:table-cell office:value-type="float" office:value="312">
            <text:p>312</text:p>
          </table:table-cell>
          <table:table-cell table:formula="of:=100*[.B4]/[.B8]" office:value-type="float" office:value="23.4410217881292">
            <text:p>23,44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Q4</text:p>
          </table:table-cell>
          <table:table-cell office:value-type="float" office:value="130">
            <text:p>130</text:p>
          </table:table-cell>
          <table:table-cell table:formula="of:=100*[.B5]/[.B8]" office:value-type="float" office:value="9.76709241172051">
            <text:p>9,77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5</text:p>
          </table:table-cell>
          <table:table-cell office:value-type="float" office:value="129">
            <text:p>129</text:p>
          </table:table-cell>
          <table:table-cell table:formula="of:=100*[.B6]/[.B8]" office:value-type="float" office:value="9.69196093163035">
            <text:p>9,69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6</text:p>
          </table:table-cell>
          <table:table-cell office:value-type="float" office:value="286">
            <text:p>286</text:p>
          </table:table-cell>
          <table:table-cell table:formula="of:=100*[.B7]/[.B8]" office:value-type="float" office:value="21.4876033057851">
            <text:p>21,49</text:p>
          </table:table-cell>
          <table:table-cell office:value-type="float" office:value="20">
            <text:p>20</text:p>
          </table:table-cell>
        </table:table-row>
        <table:table-row table:style-name="ro3">
          <table:table-cell/>
          <table:table-cell table:formula="of:=SUM([.B2:.B7])" office:value-type="float" office:value="1331">
            <text:p>1331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table:number-columns-spanned="2" table:number-rows-spanned="1">
            <text:p>Avg. Respone Time:</text:p>
          </table:table-cell>
          <table:covered-table-cell/>
          <table:table-cell table:style-name="ce3" office:value-type="string">
            <text:p>353 ms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table table:name="4,2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>
            <text:p>Abfrage</text:p>
          </table:table-cell>
          <table:table-cell office:value-type="string">
            <text:p>#Requests</text:p>
          </table:table-cell>
          <table:table-cell office:value-type="string">
            <text:p>%Requests</text:p>
          </table:table-cell>
          <table:table-cell office:value-type="string">
            <text:p>Ziel-%</text:p>
          </table:table-cell>
        </table:table-row>
        <table:table-row table:style-name="ro3">
          <table:table-cell office:value-type="string">
            <text:p>Q1</text:p>
          </table:table-cell>
          <table:table-cell office:value-type="float" office:value="371">
            <text:p>371</text:p>
          </table:table-cell>
          <table:table-cell table:formula="of:=100*[.B2]/[.B8]" office:value-type="float" office:value="25.1184834123223">
            <text:p>25,12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Q2</text:p>
          </table:table-cell>
          <table:table-cell office:value-type="float" office:value="152">
            <text:p>152</text:p>
          </table:table-cell>
          <table:table-cell table:formula="of:=100*[.B3]/[.B8]" office:value-type="float" office:value="10.2911306702776">
            <text:p>10,29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3</text:p>
          </table:table-cell>
          <table:table-cell office:value-type="float" office:value="384">
            <text:p>384</text:p>
          </table:table-cell>
          <table:table-cell table:formula="of:=100*[.B4]/[.B8]" office:value-type="float" office:value="25.9986459038592">
            <text:p>26,0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Q4</text:p>
          </table:table-cell>
          <table:table-cell office:value-type="float" office:value="126">
            <text:p>126</text:p>
          </table:table-cell>
          <table:table-cell table:formula="of:=100*[.B5]/[.B8]" office:value-type="float" office:value="8.53080568720379">
            <text:p>8,5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5</text:p>
          </table:table-cell>
          <table:table-cell office:value-type="float" office:value="134">
            <text:p>134</text:p>
          </table:table-cell>
          <table:table-cell table:formula="of:=100*[.B6]/[.B8]" office:value-type="float" office:value="9.07244414353419">
            <text:p>9,07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6</text:p>
          </table:table-cell>
          <table:table-cell office:value-type="float" office:value="310">
            <text:p>310</text:p>
          </table:table-cell>
          <table:table-cell table:formula="of:=100*[.B7]/[.B8]" office:value-type="float" office:value="20.988490182803">
            <text:p>20,99</text:p>
          </table:table-cell>
          <table:table-cell office:value-type="float" office:value="20">
            <text:p>20</text:p>
          </table:table-cell>
        </table:table-row>
        <table:table-row table:style-name="ro3">
          <table:table-cell/>
          <table:table-cell table:formula="of:=SUM([.B2:.B7])" office:value-type="float" office:value="1477">
            <text:p>1477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table:number-columns-spanned="2" table:number-rows-spanned="1">
            <text:p>Avg. Respone Time:</text:p>
          </table:table-cell>
          <table:covered-table-cell/>
          <table:table-cell table:style-name="Default" office:value-type="string">
            <text:p>431 ms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table table:name="8,2" table:style-name="ta1">
        <table:table-column table:style-name="co4" table:number-columns-repeated="2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>
            <text:p>Abfrage</text:p>
          </table:table-cell>
          <table:table-cell office:value-type="string">
            <text:p>#Requests</text:p>
          </table:table-cell>
          <table:table-cell office:value-type="string">
            <text:p>%Requests</text:p>
          </table:table-cell>
          <table:table-cell office:value-type="string">
            <text:p>Ziel-%</text:p>
          </table:table-cell>
        </table:table-row>
        <table:table-row table:style-name="ro3">
          <table:table-cell office:value-type="string">
            <text:p>Q1</text:p>
          </table:table-cell>
          <table:table-cell office:value-type="float" office:value="628">
            <text:p>628</text:p>
          </table:table-cell>
          <table:table-cell table:formula="of:=100*[.B2]/[.B8]" office:value-type="float" office:value="24.4643552785353">
            <text:p>24,46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Q2</text:p>
          </table:table-cell>
          <table:table-cell office:value-type="float" office:value="246">
            <text:p>246</text:p>
          </table:table-cell>
          <table:table-cell table:formula="of:=100*[.B3]/[.B8]" office:value-type="float" office:value="9.58317101675107">
            <text:p>9,58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3</text:p>
          </table:table-cell>
          <table:table-cell office:value-type="float" office:value="627">
            <text:p>627</text:p>
          </table:table-cell>
          <table:table-cell table:formula="of:=100*[.B4]/[.B8]" office:value-type="float" office:value="24.4253992987924">
            <text:p>24,43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string">
            <text:p>Q4</text:p>
          </table:table-cell>
          <table:table-cell office:value-type="float" office:value="229">
            <text:p>229</text:p>
          </table:table-cell>
          <table:table-cell table:formula="of:=100*[.B5]/[.B8]" office:value-type="float" office:value="8.92091936112193">
            <text:p>8,92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5</text:p>
          </table:table-cell>
          <table:table-cell office:value-type="float" office:value="258">
            <text:p>258</text:p>
          </table:table-cell>
          <table:table-cell table:formula="of:=100*[.B6]/[.B8]" office:value-type="float" office:value="10.0506427736658">
            <text:p>10,0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Q6</text:p>
          </table:table-cell>
          <table:table-cell office:value-type="float" office:value="579">
            <text:p>579</text:p>
          </table:table-cell>
          <table:table-cell table:formula="of:=100*[.B7]/[.B8]" office:value-type="float" office:value="22.5555122711336">
            <text:p>22,56</text:p>
          </table:table-cell>
          <table:table-cell office:value-type="float" office:value="20">
            <text:p>20</text:p>
          </table:table-cell>
        </table:table-row>
        <table:table-row table:style-name="ro3">
          <table:table-cell/>
          <table:table-cell table:formula="of:=SUM([.B2:.B7])" office:value-type="float" office:value="2567">
            <text:p>2567</text:p>
          </table:table-cell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table:number-columns-spanned="2" table:number-rows-spanned="1">
            <text:p>Avg. Respone Time:</text:p>
          </table:table-cell>
          <table:covered-table-cell/>
          <table:table-cell table:style-name="ce3" office:value-type="string">
            <text:p>814 ms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/>
        </table:table-row>
      </table:table>
      <table:named-expressions/>
      <table:database-ranges>
        <table:database-range table:name="__Anonymous_Sheet_DB__1" table:target-range-address="'1,1'.A2:'1,1'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14:22:53</meta:creation-date>
    <dc:date>2013-12-22T20:01:47</dc:date>
    <meta:editing-duration>PT5H23M44S</meta:editing-duration>
    <meta:editing-cycles>29</meta:editing-cycles>
    <meta:generator>LibreOffice/4.0.4.2$Linux_X86_64 LibreOffice_project/400m0$Build-2</meta:generator>
    <meta:document-statistic meta:table-count="5" meta:cell-count="134" meta:object-count="0"/>
  </office:meta>
</office:document-meta>
</file>